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1f455" officeooo:paragraph-rsid="00177ba4"/>
    </style:style>
    <style:style style:name="P2" style:family="paragraph" style:parent-style-name="Standard">
      <style:paragraph-properties fo:text-align="center" style:justify-single-word="false"/>
      <style:text-properties officeooo:rsid="001d3fa5" officeooo:paragraph-rsid="00177ba4"/>
    </style:style>
    <style:style style:name="P3" style:family="paragraph" style:parent-style-name="Standard">
      <style:text-properties officeooo:rsid="00124ac4" officeooo:paragraph-rsid="00177ba4"/>
    </style:style>
    <style:style style:name="P4" style:family="paragraph" style:parent-style-name="Standard">
      <style:text-properties officeooo:rsid="0013c341" officeooo:paragraph-rsid="00177ba4"/>
    </style:style>
    <style:style style:name="P5" style:family="paragraph" style:parent-style-name="Standard">
      <style:text-properties officeooo:rsid="0015b584" officeooo:paragraph-rsid="00177ba4"/>
    </style:style>
    <style:style style:name="P6" style:family="paragraph" style:parent-style-name="Standard">
      <style:text-properties officeooo:rsid="0020657d" officeooo:paragraph-rsid="00177ba4"/>
    </style:style>
    <style:style style:name="P7" style:family="paragraph" style:parent-style-name="Standard">
      <style:text-properties officeooo:rsid="002787a3" officeooo:paragraph-rsid="00177ba4"/>
    </style:style>
    <style:style style:name="P8" style:family="paragraph" style:parent-style-name="Standard">
      <style:text-properties officeooo:rsid="002a1cde" officeooo:paragraph-rsid="00177ba4"/>
    </style:style>
    <style:style style:name="P9" style:family="paragraph" style:parent-style-name="Standard">
      <style:text-properties officeooo:rsid="002babb4" officeooo:paragraph-rsid="00177ba4"/>
    </style:style>
    <style:style style:name="T1" style:family="text">
      <style:text-properties officeooo:rsid="0020657d"/>
    </style:style>
    <style:style style:name="T2" style:family="text">
      <style:text-properties officeooo:rsid="00186933"/>
    </style:style>
    <style:style style:name="T3" style:family="text">
      <style:text-properties officeooo:rsid="00173a55"/>
    </style:style>
    <style:style style:name="T4" style:family="text">
      <style:text-properties officeooo:rsid="002babb4"/>
    </style:style>
    <style:style style:name="T5" style:family="text">
      <style:text-properties officeooo:rsid="002a1c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DOOP</text:span> DOCUMENTATION</text:p>
      <text:p text:style-name="P3">___________________________----------------------------------------________________________</text:p>
      <text:p text:style-name="P3"/>
      <text:p text:style-name="P4"/>
      <text:p text:style-name="P4"/>
      <text:p text:style-name="P5">1. Download Hadoop from <text:span text:style-name="T1">http://hadoop.apache.org/releases.html</text:span></text:p>
      <text:p text:style-name="P6"><text:s text:c="60"/>(binary) <text:s text:c="3"/>i.e</text:p>
      <text:p text:style-name="P6"><text:s text:c="4"/>http://mirror.fibergrid.in/apache/hadoop/common/hadoop-2.8.0/hadoop-2.8.0.tar.gz</text:p>
      <text:p text:style-name="P5">2. Extract <text:span text:style-name="T2">to home ( or where you want)</text:span></text:p>
      <text:p text:style-name="P5"><text:span text:style-name="T1">3. Cr</text:span>eate hdfs folder <text:span text:style-name="T1">in home </text:span>and in that folder create datanode and namenode folders</text:p>
      <text:p text:style-name="P5">4. <text:span text:style-name="T1">goto </text:span><text:s/>/home/avinashp/hadoop-2.7.3/etc/hadoop</text:p>
      <text:p text:style-name="P5"><text:s text:c="4"/>open <text:s text:c="5"/>core-site.xml <text:s/>and paste</text:p>
      <text:p text:style-name="P5"><text:tab/>&lt;configuration&gt;</text:p>
      <text:p text:style-name="P5"><text:tab/><text:tab/>&lt;property&gt;</text:p>
      <text:p text:style-name="P5"><text:tab/><text:tab/><text:tab/>&lt;name&gt;fs.defaultFS&lt;/name&gt;</text:p>
      <text:p text:style-name="P5"><text:tab/><text:tab/><text:tab/>&lt;value&gt;hdfs://localhost:9000/&lt;/value&gt;</text:p>
      <text:p text:style-name="P5"><text:tab/><text:tab/><text:tab/>&lt;description&gt;NameNode URI&lt;/description&gt;</text:p>
      <text:p text:style-name="P5"><text:tab/><text:tab/>&lt;/property&gt;</text:p>
      <text:p text:style-name="P5"><text:tab/>&lt;/configuration&gt;</text:p>
      <text:p text:style-name="P5">5. <text:span text:style-name="T1">goto <text:s/></text:span>/home/avinashp/hadoop-2.7.3/etc/hadoop</text:p>
      <text:p text:style-name="P5"><text:s text:c="4"/>open <text:s text:c="4"/>hdfs-site.xml and paste (check the path <text:span text:style-name="T1">below accordingly</text:span>)</text:p>
      <text:p text:style-name="P5">&lt;configuration&gt;</text:p>
      <text:p text:style-name="P5"><text:tab/>&lt;property&gt;</text:p>
      <text:p text:style-name="P5"><text:tab/>&lt;name&gt;dfs.datanode.data.dir&lt;/name&gt;</text:p>
      <text:p text:style-name="P5"><text:tab/>&lt;value&gt;file:///home/avinashp/hdfs/datanode&lt;/value&gt;</text:p>
      <text:p text:style-name="P5"><text:tab/>&lt;description&gt;DataNode directory&lt;/description&gt;</text:p>
      <text:p text:style-name="P5"><text:tab/>&lt;/property&gt;</text:p>
      <text:p text:style-name="P5"><text:tab/>&lt;property&gt;</text:p>
      <text:p text:style-name="P5"><text:tab/>&lt;name&gt;dfs.namenode.name.dir&lt;/name&gt;</text:p>
      <text:p text:style-name="P5"><text:tab/>&lt;value&gt;file:///home/avinashp/hdfs/namenode&lt;/value&gt;</text:p>
      <text:p text:style-name="P5"><text:tab/>&lt;description&gt;NameNode directory fornamespace and transaction logs storage.&lt;/description&gt;</text:p>
      <text:p text:style-name="P5"><text:tab/>&lt;/property&gt;</text:p>
      <text:p text:style-name="P5"><text:tab/>&lt;property&gt;</text:p>
      <text:p text:style-name="P5">&lt;name&gt;dfs.replication&lt;/name&gt;</text:p>
      <text:p text:style-name="P5">&lt;value&gt;2&lt;/value&gt;</text:p>
      <text:p text:style-name="P5">&lt;/property&gt;</text:p>
      <text:p text:style-name="P5">&lt;property&gt;</text:p>
      <text:p text:style-name="P5">&lt;name&gt;dfs.permissions&lt;/name&gt;</text:p>
      <text:p text:style-name="P5">&lt;value&gt;false&lt;/value&gt;</text:p>
      <text:p text:style-name="P5">&lt;/property&gt;</text:p>
      <text:p text:style-name="P5">&lt;property&gt;</text:p>
      <text:p text:style-name="P5">&lt;name&gt;dfs.datanode.use.datanode.hostname&lt;/name&gt;</text:p>
      <text:p text:style-name="P5">&lt;value&gt;false&lt;/value&gt;</text:p>
      <text:p text:style-name="P5">&lt;/property&gt;</text:p>
      <text:p text:style-name="P5">&lt;property&gt;</text:p>
      <text:p text:style-name="P5">&lt;name&gt;dfs.namenode.datanode.registration.ip-hostname-check&lt;/name&gt;</text:p>
      <text:p text:style-name="P5">&lt;value&gt;false&lt;/value&gt;</text:p>
      <text:p text:style-name="P5">&lt;/property&gt;</text:p>
      <text:p text:style-name="P5">&lt;/configuration&gt;</text:p>
      <text:p text:style-name="P5"><text:span text:style-name="T1">6</text:span>. <text:s/>/home/avinashp/hadoop-2.7.3/etc/hadoop</text:p>
      <text:p text:style-name="P5"><text:tab/>open <text:s/>hadoop-env.sh</text:p>
      <text:p text:style-name="P5"><text:soft-page-break/><text:tab/>paste the java path </text:p>
      <text:p text:style-name="P5"><text:tab/>export JAVA_HOME=/usr/lib/jvm/java-1.8.0-openjdk-amd64</text:p>
      <text:p text:style-name="P5"><text:span text:style-name="T1">7</text:span>. <text:s/>nano ~/.bashrc</text:p>
      <text:p text:style-name="P5"><text:tab/>paste this(check path)</text:p>
      <text:p text:style-name="P5"><text:s text:c="8"/>export JAVA_HOME=$(readlink -f /usr/bin/java | sed "s:bin/java::")</text:p>
      <text:p text:style-name="P5"><text:s text:c="8"/>export HADOOP_INSTALL=/home/avinashp/hadoop/<text:span text:style-name="T3">hadoop-2.7.3</text:span></text:p>
      <text:p text:style-name="P5"><text:s text:c="8"/>export PATH=$PATH:$HADOOP_INSTALL/bin</text:p>
      <text:p text:style-name="P5"><text:s text:c="8"/>export PATH=$PATH:$HADOOP_INSTALL/sbin</text:p>
      <text:p text:style-name="P5"><text:s text:c="8"/>export HADOOP_MAPRED_HOME=$HADOOP_INSTALL</text:p>
      <text:p text:style-name="P5"><text:s text:c="8"/>export HADOOP_COMMON_HOME=$HADOOP_INSTALL</text:p>
      <text:p text:style-name="P5"><text:s text:c="8"/>export HADOOP_HDFS_HOME=$HADOOP_INSTALL</text:p>
      <text:p text:style-name="P5"><text:s text:c="8"/>export YARN_HOME=$HADOOP_INSTALL</text:p>
      <text:p text:style-name="P5"><text:span text:style-name="T1">8</text:span>. hdfs namenode -format</text:p>
      <text:p text:style-name="P6">9. start-all.sh</text:p>
      <text:p text:style-name="P6">10. jps</text:p>
      <text:p text:style-name="P6">11. stop-all.sh</text:p>
      <text:p text:style-name="P6"/>
      <text:p text:style-name="P6"/>
      <text:p text:style-name="P7">Name node fromat.</text:p>
      <text:p text:style-name="P7">If it the error is file already exits... <text:s/>then</text:p>
      <text:p text:style-name="P7">1. stop-all.sh</text:p>
      <text:p text:style-name="P7">2. goto hdfs folder</text:p>
      <text:p text:style-name="P7">3. remove namenode and datanode files</text:p>
      <text:p text:style-name="P7">4. create datanode folder only</text:p>
      <text:p text:style-name="P7">5. then in cmd type <text:s text:c="6"/>hadoop namenode -format</text:p>
      <text:p text:style-name="P7">6. name node will be automatically created</text:p>
      <text:p text:style-name="P7">7. start-all.sh and proceed.</text:p>
      <text:p text:style-name="P7"/>
      <text:p text:style-name="P8">Running Hadoop JAR</text:p>
      <text:p text:style-name="P8">1. To put dataset into hdfs</text:p>
      <text:p text:style-name="P8"/>
      <text:p text:style-name="P8">hadoop dfs -put dataset /(write name you want to save with in dfs-OPTIONAL ,if not mentioned it will be saved with same name) </text:p>
      <text:p text:style-name="P8">Example:</text:p>
      <text:p text:style-name="P8">1.1 hadoop dfs -put /home/avinashp/Desktop/emprecords.txt <text:s/>/</text:p>
      <text:p text:style-name="P8">1.2 hadoop dfs -put /home/avinashp/Desktop/emprecords.txt <text:s/>/myinput</text:p>
      <text:p text:style-name="P8"/>
      <text:p text:style-name="P8">2. RUNNING JAR FILE</text:p>
      <text:p text:style-name="P8">hadoop jar /1 /2 /3</text:p>
      <text:p text:style-name="P8"/>
      <text:p text:style-name="P8">hadoop jar /1.JARFILE /2.DATASET(if you write a different name while keeping in dfs write that name otherwise same name as dataset is saved) /3.OUTPUT FILE NAME(THIS CAN BE ANYTHING)</text:p>
      <text:p text:style-name="P8">EXAMPLE:</text:p>
      <text:p text:style-name="P8"><text:span text:style-name="T4">2.1 </text:span>hadoop jar /home/avinashp/Desktop/Tsal.jar /emprecordss.txt /a1aa</text:p>
      <text:p text:style-name="P9">2.2 <text:span text:style-name="T5">hadoop jar /home/avinashp/Desktop/Tsal.jar /</text:span>myinput<text:span text:style-name="T5"> /a1aa</text:span></text:p>
      <text:p text:style-name="P8">2.<text:span text:style-name="T4">3</text:span>. hadoop jar hadoop-2.7.3/share/hadoop/mapreduce/hadoop-mapreduce-examples-2.7.3.jar wordcount /data.txt /out1</text:p>
      <text:p text:style-name="P8">2.<text:span text:style-name="T4">4</text:span>. hadoop jar /home/avinashp/Desktop/m9mapreduce.jar /dataaa.txt /aoa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8:06:44.670236094</meta:creation-date>
    <dc:date>2017-08-02T18:07:52.120189021</dc:date>
    <meta:editing-duration>PT1M7S</meta:editing-duration>
    <meta:editing-cycles>1</meta:editing-cycles>
    <meta:document-statistic meta:table-count="0" meta:image-count="0" meta:object-count="0" meta:page-count="2" meta:paragraph-count="87" meta:word-count="302" meta:character-count="3324" meta:non-whitespace-character-count="2915"/>
    <meta:generator>LibreOffice/5.1.6.2$Linux_X86_64 LibreOffice_project/10m0$Build-2</meta:generator>
  </office:meta>
</office:document-meta>
</file>